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1125" officeooo:paragraph-rsid="001c112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c1125" officeooo:paragraph-rsid="001c112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1125" officeooo:paragraph-rsid="001c112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bold" officeooo:rsid="001c1125" officeooo:paragraph-rsid="001c112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normal" officeooo:rsid="001c1125" officeooo:paragraph-rsid="001c112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 style:text-line-through-type="single" fo:font-weight="normal" style:font-weight-asian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weight="normal" style:font-weight-asian="normal" style:font-weight-complex="normal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02 – Cabeceras Web</text:p>
      <text:p text:style-name="P2"/>
      <text:p text:style-name="P3">Cabeceras de Petición:</text:p>
      <text:p text:style-name="P3"><text:span text:style-name="T1">- Accept-Encoding</text:span></text:p>
      <text:p text:style-name="P3"><text:span text:style-name="T1">- Host</text:span></text:p>
      <text:p text:style-name="P4"><text:span text:style-name="T4">- Accept-Language</text:span></text:p>
      <text:p text:style-name="P4"><text:span text:style-name="T4">- Accept</text:span></text:p>
      <text:p text:style-name="P4"><text:span text:style-name="T4">- Connection</text:span></text:p>
      <text:p text:style-name="P4"><text:span text:style-name="T4"/></text:p>
      <text:p text:style-name="P4"><text:span text:style-name="T3">Cabeceras de Respuesta:</text:span></text:p>
      <text:p text:style-name="P5"><text:span text:style-name="T3">- date</text:span></text:p>
      <text:p text:style-name="P5"><text:span text:style-name="T3">- content-lenght</text:span></text:p>
      <text:p text:style-name="P5"><text:span text:style-name="T3">- content-type</text:span></text:p>
      <text:p text:style-name="P5"><text:span text:style-name="T3">- content-encod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01:28.168275235</meta:creation-date>
    <dc:date>2018-10-11T20:08:59.434960677</dc:date>
    <meta:editing-duration>PT7M3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27" meta:character-count="179" meta:non-whitespace-character-count="163"/>
  </office:meta>
</office:document-meta>
</file>